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, 'Arial Unicode MS'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4514in" fo:margin-left="-0.0104in" table:align="left" style:writing-mode="lr-tb"/>
    </style:style>
    <style:style style:name="Table1.A" style:family="table-column">
      <style:table-column-properties style:column-width="4.1431in"/>
    </style:style>
    <style:style style:name="Table1.B" style:family="table-column">
      <style:table-column-properties style:column-width="1.7722in"/>
    </style:style>
    <style:style style:name="Table1.C" style:family="table-column">
      <style:table-column-properties style:column-width="1.5361in"/>
    </style:style>
    <style:style style:name="Table1.1" style:family="table-row">
      <style:table-row-properties style:min-row-height="0.2778in" fo:keep-together="auto"/>
    </style:style>
    <style:style style:name="Table1.A1" style:family="table-cell">
      <style:table-cell-properties style:vertical-align="top" fo:padding="0.0382in" fo:border="0.25pt solid #000000" style:writing-mode="lr-tb"/>
    </style:style>
    <style:style style:name="Table1.2" style:family="table-row">
      <style:table-row-properties style:min-row-height="0.516in" fo:keep-together="auto"/>
    </style:style>
    <style:style style:name="Table1.A2" style:family="table-cell">
      <style:table-cell-properties style:vertical-align="top" fo:padding-left="0.0069in" fo:padding-right="0.0069in" fo:padding-top="0in" fo:padding-bottom="0in" fo:border-left="0.25pt solid #000000" fo:border-right="none" fo:border-top="none" fo:border-bottom="0.25pt solid #000000" style:writing-mode="lr-tb"/>
    </style:style>
    <style:style style:name="Table1.C2" style:family="table-cell">
      <style:table-cell-properties style:vertical-align="top" fo:padding-left="0.0069in" fo:padding-right="0.0069in" fo:padding-top="0in" fo:padding-bottom="0in" fo:border-left="0.25pt solid #000000" fo:border-right="0.25pt solid #000000" fo:border-top="none" fo:border-bottom="0.25pt solid #000000" style:writing-mode="lr-tb"/>
    </style:style>
    <style:style style:name="Table1.3" style:family="table-row">
      <style:table-row-properties style:min-row-height="0.5521in" fo:keep-together="auto"/>
    </style:style>
    <style:style style:name="Table1.A3" style:family="table-cell">
      <style:table-cell-properties style:vertical-align="top" fo:padding="0.0382in" fo:border-left="0.25pt solid #000000" fo:border-right="0.25pt solid #000000" fo:border-top="none" fo:border-bottom="0.25pt solid #000000" style:writing-mode="lr-tb"/>
    </style:style>
    <style:style style:name="Table1.4" style:family="table-row">
      <style:table-row-properties fo:keep-together="auto"/>
    </style:style>
    <style:style style:name="Table1.6" style:family="table-row">
      <style:table-row-properties style:min-row-height="0.7493in" fo:keep-together="auto"/>
    </style:style>
    <style:style style:name="Table1.A6" style:family="table-cell">
      <style:table-cell-properties style:vertical-align="top" fo:padding="0.0382in" fo:border-left="0.25pt solid #000000" fo:border-right="0.25pt solid #000000" fo:border-top="none" fo:border-bottom="0.5pt solid #000000" style:writing-mode="lr-tb"/>
    </style:style>
    <style:style style:name="Table1.7" style:family="table-row">
      <style:table-row-properties style:min-row-height="0.6757in" fo:keep-together="auto"/>
    </style:style>
    <style:style style:name="Table1.A7" style:family="table-cell">
      <style:table-cell-properties style:vertical-align="top" fo:padding="0.0382in" fo:border="0.5pt solid #000000" style:writing-mode="lr-tb"/>
    </style:style>
    <style:style style:name="Table1.8" style:family="table-row">
      <style:table-row-properties style:min-row-height="0.5681in" fo:keep-together="auto"/>
    </style:style>
    <style:style style:name="P1" style:family="paragraph" style:parent-style-name="Standard_20__28_user_29_">
      <style:paragraph-properties fo:text-align="center" style:justify-single-word="false"/>
    </style:style>
    <style:style style:name="P2" style:family="paragraph" style:parent-style-name="Standard_20__28_user_29_">
      <style:text-properties fo:language="ru" fo:country="RU"/>
    </style:style>
    <style:style style:name="P3" style:family="paragraph" style:parent-style-name="Standard_20__28_user_29_">
      <style:paragraph-properties fo:text-align="center" style:justify-single-word="false"/>
      <style:text-properties fo:language="ru" fo:country="RU"/>
    </style:style>
    <style:style style:name="P4" style:family="paragraph" style:parent-style-name="Standard_20__28_user_29_">
      <style:paragraph-properties>
        <style:tab-stops>
          <style:tab-stop style:position="2.7563in" style:type="center"/>
          <style:tab-stop style:position="4.4862in"/>
          <style:tab-stop style:position="5.7098in" style:type="center"/>
          <style:tab-stop style:position="6.1035in"/>
          <style:tab-stop style:position="7.4028in"/>
        </style:tab-stops>
      </style:paragraph-properties>
    </style:style>
    <style:style style:name="P5" style:family="paragraph" style:parent-style-name="Standard_20__28_user_29_">
      <style:paragraph-properties>
        <style:tab-stops>
          <style:tab-stop style:position="2.2083in"/>
          <style:tab-stop style:position="6.7925in"/>
        </style:tab-stops>
      </style:paragraph-properties>
    </style:style>
    <style:style style:name="P6" style:family="paragraph" style:parent-style-name="Standard_20__28_user_29_">
      <style:paragraph-properties>
        <style:tab-stops>
          <style:tab-stop style:position="2.2083in"/>
          <style:tab-stop style:position="6.7925in"/>
        </style:tab-stops>
      </style:paragraph-properties>
      <style:text-properties style:text-position="super 58%" fo:language="ru" fo:country="RU"/>
    </style:style>
    <style:style style:name="P7" style:family="paragraph" style:parent-style-name="Table_20_Contents">
      <style:text-properties fo:language="ru" fo:country="RU"/>
    </style:style>
    <style:style style:name="P8" style:family="paragraph" style:parent-style-name="Table_20_Contents">
      <style:text-properties fo:language="ru" fo:country="RU"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10" style:family="paragraph" style:parent-style-name="Table_20_Contents" style:list-style-name="WW8Num3">
      <style:paragraph-properties fo:margin-left="0.2646in" fo:margin-right="0in" fo:text-indent="-0.2646in" style:auto-text-indent="false"/>
      <style:text-properties fo:language="ru" fo:country="RU"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language="ru" fo:country="RU"/>
    </style:style>
    <style:style style:name="P12" style:family="paragraph" style:parent-style-name="Table_20_Contents" style:list-style-name="WW8Num4">
      <style:paragraph-properties fo:margin-left="0.2646in" fo:margin-right="0in" fo:text-indent="-0.25in" style:auto-text-indent="false"/>
      <style:text-properties fo:language="ru" fo:country="RU" style:font-name-asian="Times New Roman" style:font-name-complex="Times New Roman"/>
    </style:style>
    <style:style style:name="P13" style:family="paragraph" style:parent-style-name="Table_20_Contents">
      <style:text-properties fo:language="ru" fo:country="RU" style:font-name-asian="Times New Roman" style:font-name-complex="Times New Roman"/>
    </style:style>
    <style:style style:name="P14" style:family="paragraph" style:parent-style-name="Table_20_Contents" style:list-style-name="WW8Num2">
      <style:paragraph-properties fo:margin-left="0.2646in" fo:margin-right="0in" fo:text-indent="-0.25in" style:auto-text-indent="false"/>
      <style:text-properties fo:language="ru" fo:country="RU" style:font-name-asian="Times New Roman" style:font-name-complex="Times New Roman"/>
    </style:style>
    <style:style style:name="P15" style:family="paragraph" style:parent-style-name="Table_20_Contents" style:list-style-name="WW8Num3">
      <style:paragraph-properties fo:margin-left="0.2646in" fo:margin-right="0in" fo:text-indent="-0.2646in" style:auto-text-indent="false"/>
      <style:text-properties fo:language="ru" fo:country="RU"/>
    </style:style>
    <style:style style:name="P16" style:family="paragraph" style:parent-style-name="Table_20_Contents" style:list-style-name="WW8Num2">
      <style:paragraph-properties fo:margin-left="0.2646in" fo:margin-right="0in" fo:text-indent="-0.25in" style:auto-text-indent="false"/>
      <style:text-properties fo:language="ru" fo:country="RU"/>
    </style:style>
    <style:style style:name="P17" style:family="paragraph" style:parent-style-name="Table_20_Contents">
      <style:paragraph-properties fo:text-align="justify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Обычный_20__28_Интернет_29_">
      <style:paragraph-properties fo:margin-top="0in" fo:margin-bottom="0.0827in" style:contextual-spacing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/>
    </style:style>
    <style:style style:name="T3" style:family="text">
      <style:text-properties fo:language="ru" fo:country="RU" style:text-underline-style="solid" style:text-underline-width="auto" style:text-underline-color="font-color" fo:background-color="#c0c0c0"/>
    </style:style>
    <style:style style:name="T4" style:family="text">
      <style:text-properties fo:language="ru" fo:country="RU" fo:font-style="italic" style:text-underline-style="solid" style:text-underline-width="auto" style:text-underline-color="font-color" style:font-style-asian="italic" fo:background-color="#c0c0c0"/>
    </style:style>
    <style:style style:name="T5" style:family="text">
      <style:text-properties fo:language="ru" fo:country="RU" fo:font-style="italic" style:font-style-asian="italic" fo:background-color="#c0c0c0"/>
    </style:style>
    <style:style style:name="T6" style:family="text">
      <style:text-properties fo:language="ru" fo:country="RU" fo:font-style="italic" style:font-style-asian="italic" style:font-weight-complex="bold" fo:background-color="#c0c0c0"/>
    </style:style>
    <style:style style:name="T7" style:family="text">
      <style:text-properties fo:language="ru" fo:country="RU" fo:font-style="italic" fo:font-weight="bold" style:font-style-asian="italic" style:font-weight-asian="bold" style:font-weight-complex="bold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language="ru" fo:country="RU" style:font-name-asian="Times New Roman" style:font-name-complex="Times New Roman"/>
    </style:style>
    <style:style style:name="T10" style:family="text">
      <style:text-properties fo:font-style="italic" style:font-style-asian="italic" fo:background-color="#c0c0c0"/>
    </style:style>
    <style:style style:name="T11" style:family="text">
      <style:text-properties style:text-position="super 58%" fo:language="ru" fo:country="RU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language="en" fo:country="US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Университет ИТМО, факультет программной инженерии и компьютерной техники </text:span><text:span text:style-name="T1"/></text:p>
      <text:p text:style-name="P1"><text:span text:style-name="T1">Двухнедельная отчётная работа по «Информатике»: аннотация к статье</text:span></text:p>
      <text:p text:style-name="P1"><text:span text:style-name="T1">Дата прошедшей лекции: __________<text:tab/>Номер прошедшей лекции: ___<text:tab/>Дата сдачи: ___________</text:span></text:p>
      <text:p text:style-name="P3"/>
      <text:p text:style-name="P4"><text:span text:style-name="T1">Выполнил(а) </text:span><text:span text:style-name="T2"><text:tab/></text:span><text:span text:style-name="T3">Иванов И. И.</text:span><text:span text:style-name="T2"><text:tab/></text:span><text:span text:style-name="T1">, № группы </text:span><text:span text:style-name="T2"><text:tab/></text:span><text:span text:style-name="T4">Х9999</text:span><text:span text:style-name="T2"><text:tab/></text:span><text:span text:style-name="T1">, оценка </text:span><text:span text:style-name="T2"><text:tab/></text:span></text:p>
      <text:p text:style-name="P5"><text:span text:style-name="T11"><text:tab/>Фамилия И.О. студента<text:tab/>не заполнять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Table_20_Contents"><text:span text:style-name="T8">Название статьи/главы книги/видеолекции</text:span></text:p>
            <text:p text:style-name="P8"/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9"><text:span text:style-name="T12">ФИО автора статьи (или </text:span><text:span text:style-name="T13">e</text:span><text:span text:style-name="T12">-</text:span><text:span text:style-name="T13">mail</text:span><text:span text:style-name="T12">)</text:span></text:p>
            <text:p text:style-name="P17"><text:span text:style-name="T5">Для Хабра достаточно указать ник автора. Для сайтов крупных </text:span><text:span text:style-name="T10">IT</text:span><text:span text:style-name="T5">-компаний указывать автора не обязательно (</text:span><text:span text:style-name="T10">ibm</text:span><text:span text:style-name="T5">.</text:span><text:span text:style-name="T10">com</text:span><text:span text:style-name="T5">, </text:span><text:span text:style-name="T10">microsoft</text:span><text:span text:style-name="T5">.</text:span><text:span text:style-name="T10">com</text:span><text:span text:style-name="T5">, </text:span><text:span text:style-name="T10">intel</text:span><text:span text:style-name="T5">.</text:span><text:span text:style-name="T10">com</text:span><text:span text:style-name="T5"> и т.п.). </text:span></text:p>
          </table:table-cell>
          <table:table-cell table:style-name="Table1.A2" office:value-type="string">
            <text:p text:style-name="P18"><text:span text:style-name="T8">Дата публикации</text:span></text:p>
            <text:p text:style-name="P18"><text:span text:style-name="T8">(не старше 20</text:span><text:span text:style-name="T12">20</text:span><text:span text:style-name="T8"> года)</text:span></text:p>
            <text:p text:style-name="Table_20_Contents"><text:span text:style-name="T9"><text:s/></text:span><text:span text:style-name="T1">"___"_________20</text:span>2<text:span text:style-name="T1">_ г.</text:span></text:p>
          </table:table-cell>
          <table:table-cell table:style-name="Table1.C2" office:value-type="string">
            <text:p text:style-name="P9">Размер статьи </text:p>
            <text:p text:style-name="P18"><text:span text:style-name="T8">(от 4</text:span><text:span text:style-name="T12">00</text:span><text:span text:style-name="T8"> слов)</text:span></text:p>
            <text:p text:style-name="P11">________</text:p>
          </table:table-cell>
        </table:table-row>
        <table:table-row table:style-name="Table1.3">
          <table:table-cell table:style-name="Table1.A3" table:number-columns-spanned="3" office:value-type="string">
            <text:p text:style-name="Table_20_Contents"><text:span text:style-name="T8">Прямая полная ссылка на источник или сокращённая ссылка (</text:span><text:span text:style-name="T12">bit</text:span><text:span text:style-name="T8">.</text:span><text:span text:style-name="T12">ly</text:span><text:span text:style-name="T8">, </text:span><text:span text:style-name="T12">tr</text:span><text:span text:style-name="T8">.</text:span><text:span text:style-name="T12">im</text:span><text:span text:style-name="T8"> и т.п.)</text:span></text:p>
            <text:p text:style-name="Table_20_Contents"><text:span text:style-name="T6">Например, прямая ссылка </text:span><text:a xlink:type="simple" xlink:href="http://www.ifmo.ru/ru/page/252/pervokursnikam.htm" text:style-name="Internet_20_link" text:visited-style-name="Visited_20_Internet_20_Link"><text:span text:style-name="Internet_20_link"><text:span text:style-name="T10">http</text:span></text:span><text:span text:style-name="Internet_20_link"><text:span text:style-name="T5">://</text:span></text:span><text:span text:style-name="Internet_20_link"><text:span text:style-name="T10">www</text:span></text:span><text:span text:style-name="Internet_20_link"><text:span text:style-name="T5">.</text:span></text:span><text:span text:style-name="Internet_20_link"><text:span text:style-name="T10">ifmo</text:span></text:span><text:span text:style-name="Internet_20_link"><text:span text:style-name="T5">.</text:span></text:span><text:span text:style-name="Internet_20_link"><text:span text:style-name="T10">ru</text:span></text:span><text:span text:style-name="Internet_20_link"><text:span text:style-name="T5">/</text:span></text:span><text:span text:style-name="Internet_20_link"><text:span text:style-name="T10">ru</text:span></text:span><text:span text:style-name="Internet_20_link"><text:span text:style-name="T5">/</text:span></text:span><text:span text:style-name="Internet_20_link"><text:span text:style-name="T10">page</text:span></text:span><text:span text:style-name="Internet_20_link"><text:span text:style-name="T5">/252/</text:span></text:span><text:span text:style-name="Internet_20_link"><text:span text:style-name="T10">pervokursnikam</text:span></text:span><text:span text:style-name="Internet_20_link"><text:span text:style-name="T5">.</text:span></text:span><text:span text:style-name="Internet_20_link"><text:span text:style-name="T10">htm</text:span></text:span></text:a><text:span text:style-name="T6"> </text:span></text:p>
          </table:table-cell>
          <table:covered-table-cell/>
          <table:covered-table-cell/>
        </table:table-row>
        <table:table-row table:style-name="Table1.4">
          <table:table-cell table:style-name="Table1.A3" table:number-columns-spanned="3" office:value-type="string">
            <text:p text:style-name="P8">Теги, ключевые слова или словосочетания</text:p>
            <text:p text:style-name="P8"/>
            <text:p text:style-name="P8"/>
          </table:table-cell>
          <table:covered-table-cell/>
          <table:covered-table-cell/>
        </table:table-row>
        <table:table-row table:style-name="Table1.4">
          <table:table-cell table:style-name="Table1.A3" table:number-columns-spanned="3" office:value-type="string">
            <text:p text:style-name="Table_20_Contents"><text:span text:style-name="T8">Перечень фактов, упомянутых в статье (минимум три пункта)</text:span></text:p>
            <text:list text:style-name="WW8Num4">
              <text:list-item>
                <text:p text:style-name="P12" loext:marker-style-name="T1"><text:s/><text:span text:style-name="T1"/></text:p>
              </text:list-item>
              <text:list-item>
                <text:p text:style-name="P12" loext:marker-style-name="T1"><text:s/><text:span text:style-name="T1"/></text:p>
              </text:list-item>
              <text:list-item>
                <text:p text:style-name="P12" loext:marker-style-name="T1"><text:s text:c="2"/><text:span text:style-name="T1"/></text:p>
              </text:list-item>
            </text:list>
            <text:p text:style-name="P13"><text:s/>…</text:p>
            <text:p text:style-name="Table_20_Contents"><text:span text:style-name="T9"><text:s/></text:span>n<text:span text:style-name="T1">.</text:span></text:p>
            <text:p text:style-name="P7"/>
            <text:p text:style-name="P17"><text:span text:style-name="T5"><text:tab/>Каждый из </text:span><text:span text:style-name="T10">n</text:span><text:span text:style-name="T5"> пунктов должен представлять из себя ровно одно предложение, написанное своими словами (прямые цитаты из исходного документа недопустимы). Предложения не должны быть связанны друг с другом грамматически. Наличие грамматических и пунктуационных ошибок не влияет на оценку. Допускается привести только такое количество фактов, чтобы вся аннотация умещалась на одну страницу А4. Порядок перечисления должен совпадать с порядком описания фактов в оригинальном источнике. Весь поясняющий вспомогательный текст, помеченный серым цветом, нужно удалить из итоговой версии аннотации.</text:span></text:p>
            <text:p text:style-name="P17"><text:span text:style-name="T5"><text:tab/>При выборе статьи следует ориентироваться на «критерий Пушкина»: статья должна содержать такое количество технической информации, чтобы человек с гуманитарным образованием мало чего бы понял при чтении (описание алгоритмов, формулы, концепции языков программирования, физические принципы, </text:span><text:span text:style-name="T10">IT</text:span><text:span text:style-name="T5">-технологии и т.п.).</text:span></text:p>
            <text:p text:style-name="P7"/>
            <text:p text:style-name="P7"/>
            <text:p text:style-name="P7"/>
          </table:table-cell>
          <table:covered-table-cell/>
          <table:covered-table-cell/>
        </table:table-row>
        <table:table-row table:style-name="Table1.6">
          <table:table-cell table:style-name="Table1.A6" table:number-columns-spanned="3" office:value-type="string">
            <text:p text:style-name="P8">Позитивные следствия и/или достоинства описанной в статье технологии (минимум три пункта)<text:span text:style-name="T1"/></text:p>
            <text:list text:style-name="WW8Num3">
              <text:list-item>
                <text:p text:style-name="P10" loext:marker-style-name="T8"/>
              </text:list-item>
              <text:list-item>
                <text:p text:style-name="P10" loext:marker-style-name="T1"/>
              </text:list-item>
              <text:list-item>
                <text:p text:style-name="P15"/>
              </text:list-item>
            </text:list>
          </table:table-cell>
          <table:covered-table-cell/>
          <table:covered-table-cell/>
        </table:table-row>
        <table:table-row table:style-name="Table1.7">
          <table:table-cell table:style-name="Table1.A7" table:number-columns-spanned="3" office:value-type="string">
            <text:p text:style-name="Table_20_Contents"><text:span text:style-name="T8">Негативные следствия и/или недостатки описанной в статье технологии (минимум три пункта)</text:span></text:p>
            <text:list text:style-name="WW8Num2">
              <text:list-item>
                <text:p text:style-name="P16" loext:marker-style-name="T1"/>
              </text:list-item>
              <text:list-item>
                <text:p text:style-name="P16" loext:marker-style-name="T1"/>
              </text:list-item>
              <text:list-item>
                <text:p text:style-name="P14"><text:s/><text:span text:style-name="T1"/></text:p>
              </text:list-item>
            </text:list>
          </table:table-cell>
          <table:covered-table-cell/>
          <table:covered-table-cell/>
        </table:table-row>
        <table:table-row table:style-name="Table1.8">
          <table:table-cell table:style-name="Table1.A7" table:number-columns-spanned="3" office:value-type="string">
            <text:p text:style-name="Table_20_Contents"><text:span text:style-name="T8">Ваши замечания, пожелания преподавателю </text:span><text:span text:style-name="T7">или</text:span><text:span text:style-name="T8"> анекдот о программистах</text:span><text:span text:style-name="Символ_20_сноски"><text:span text:style-name="T8"><text:note text:id="ftn1" text:note-class="footnote"><text:note-citation>1</text:note-citation><text:note-body><text:p text:style-name="Footnote"><text:span text:style-name="T9"><text:tab/></text:span><text:span text:style-name="T1">Наличие этой графы не влияет на оценку</text:span></text:p></text:note-body></text:note></text:span></text:span></text:p>
            <text:p text:style-name="P8"/>
            <text:p text:style-name="P8"/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, 'Arial Unicode MS'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Andale Sans UI" style:font-family-asian="'Andale Sans UI', 'Arial Unicode MS'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, 'Arial Unicode MS'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_20__28_user_29_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Заголовок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, Arial" style:font-family-generic-complex="swiss" style:font-pitch-complex="variable" style:font-size-complex="14pt"/>
    </style:style>
    <style:style style:name="Heading_20_1" style:display-name="Heading 1" style:family="paragraph" style:parent-style-name="Заголовок1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Заголовок1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Заголовок1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tandard_20__28_user_29_" style:display-name="Standard (user)" style:family="paragraph">
      <style:paragraph-properties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Andale Sans UI" style:font-family-asian="'Andale Sans UI', 'Arial Unicode MS'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in" fo:margin-bottom="0.0835in" style:contextual-spacing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, Arial" style:font-family-generic-complex="swiss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Arial Unicode MS" style:font-family-complex="'Arial Unicode MS', Arial" style:font-family-generic-complex="swiss" style:font-pitch-complex="variable"/>
    </style:style>
    <style:style style:name="Название_20_объекта1" style:display-name="Название объекта1" style:family="paragraph" style:parent-style-name="Standard_20__28_user_29_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Обычный_20__28_Интернет_29_" style:display-name="Обычный (Интернет)" style:family="paragraph" style:parent-style-name="Standard">
      <style:paragraph-properties fo:margin-top="0.1945in" fo:margin-bottom="0.0827in" style:contextual-spacing="false" fo:orphans="2" fo:widows="2" fo:hyphenation-ladder-count="no-limit" style:vertical-align="auto"/>
      <style:text-properties fo:language="ru" fo:country="RU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Блочная_20_цитата" style:display-name="Блочная цитата" style:family="paragraph" style:parent-style-name="Standard">
      <style:paragraph-properties fo:margin-left="0.3937in" fo:margin-right="0.3937in" fo:margin-top="0in" fo:margin-bottom="0.1965in" style:contextual-spacing="false" fo:text-indent="0in" style:auto-text-indent="false"/>
    </style:style>
    <style:style style:name="Заголовок" style:family="paragraph" style:parent-style-name="Заголовок1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Заголовок1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fo:font-weight="normal" style:font-weight-asian="normal" style:font-weight-complex="normal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Символ_20_сноски" style:display-name="Символ сноски" style:family="text">
      <style:text-properties style:text-position="super 58%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Символы_20_концевой_20_сноски" style:display-name="Символы концевой сноски" style:family="text"/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2957in" fo:margin-left="0.3937in" fo:margin-right="0.3937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Vladimir Sosnin</meta:initial-creator>
    <meta:creation-date>2009-04-16T14:32:00</meta:creation-date>
    <dc:date>2024-09-14T21:03:10.688104541</dc:date>
    <meta:editing-cycles>20</meta:editing-cycles>
    <meta:editing-duration>PT1H35M48S</meta:editing-duration>
    <meta:document-statistic meta:table-count="1" meta:image-count="0" meta:object-count="0" meta:page-count="1" meta:paragraph-count="35" meta:word-count="273" meta:character-count="2081" meta:non-whitespace-character-count="1823"/>
    <meta:generator>LibreOffice/24.2.5.2$Linux_X86_64 LibreOffice_project/420$Build-2</meta:generator>
    <meta:user-defined meta:name="Info 1"/>
    <meta:user-defined meta:name="Info 2"/>
    <meta:user-defined meta:name="Info 3"/>
    <meta:user-defined meta:name="Info 4"/>
  </office:meta>
</office:document-meta>
</file>